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16cm"/>
    </style:style>
    <style:style style:name="gr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5" style:family="graphic" style:parent-style-name="standard">
      <style:graphic-properties svg:stroke-width="0.102cm" draw:marker-start-width="0.276cm" draw:marker-end="Arrow" draw:marker-end-width="0.229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svg:stroke-width="0.025cm" draw:marker-start-width="0.161cm" draw:marker-end="Arrow" draw:marker-end-width="0.114cm" draw:textarea-horizontal-align="center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9" style:family="graphic" style:parent-style-name="standard">
      <style:graphic-properties draw:stroke="solid" draw:stroke-dash="Ultrafine_20_Dashed" svg:stroke-width="0.025cm" draw:marker-start-width="0.161cm" draw:marker-end="Arrow" draw:marker-end-width="0.114cm" draw:textarea-horizontal-align="center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dash" draw:stroke-dash="Ultrafine_20_Dashed" svg:stroke-width="0.025cm" draw:marker-start-width="0.161cm" draw:marker-end="Arrow" draw:marker-end-width="0.114cm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08cm" svg:height="1.266cm" svg:x="2.54cm" svg:y="0.512cm">
          <draw:text-box>
            <text:p text:style-name="P1"><text:span text:style-name="T1">Query call</text:span></text:p>
          </draw:text-box>
        </draw:frame>
        <draw:custom-shape draw:style-name="gr2" draw:text-style-name="P3" draw:layer="layout" svg:width="2.032cm" svg:height="1.524cm" svg:x="2.032cm" svg:y="2.032cm">
          <text:p text:style-name="P1"><text:span text:style-name="T2">Current</text:span></text:p>
          <text:p text:style-name="P1"><text:span text:style-name="T2">cal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2.032cm" svg:height="2.032cm" svg:x="4.064cm" svg:y="4.064cm">
          <text:p text:style-name="P3"><text:span text:style-name="T2"/></text:p>
          <text:p text:style-name="P3"><text:span text:style-name="T2">Query</text:span></text:p>
          <text:p text:style-name="P3"><text:span text:style-name="T2">Pattern</text:span></text:p>
          <text:p text:style-name="P3"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2.032cm" svg:height="1.524cm" svg:x="2.032cm" svg:y="8.128cm">
          <text:p text:style-name="P1"><text:span text:style-name="T2">Current</text:span></text:p>
          <text:p text:style-name="P1"><text:span text:style-name="T2">retur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2.032cm" svg:height="1.016cm" svg:x="2.032cm" svg:y="6.604cm">
          <text:p text:style-name="P1"><text:span text:style-name="T2">Fi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1" draw:layer="layout" svg:x1="3.048cm" svg:y1="3.556cm" svg:x2="5.08cm" svg:y2="4.064cm">
          <text:p/>
        </draw:line>
        <draw:line draw:style-name="gr5" draw:text-style-name="P1" draw:layer="layout" svg:x1="5.08cm" svg:y1="6.096cm" svg:x2="3.048cm" svg:y2="6.604cm">
          <text:p/>
        </draw:line>
        <draw:line draw:style-name="gr5" draw:text-style-name="P1" draw:layer="layout" svg:x1="3.048cm" svg:y1="7.62cm" svg:x2="3.048cm" svg:y2="8.128cm">
          <text:p/>
        </draw:line>
        <draw:custom-shape draw:style-name="gr6" draw:text-style-name="P1" draw:layer="layout" svg:width="2.032cm" svg:height="1.524cm" svg:x="6.096cm" svg:y="2.032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7" draw:text-style-name="P1" draw:layer="layout" svg:x1="7.112cm" svg:y1="3.556cm" svg:x2="5.08cm" svg:y2="4.064cm">
          <text:p/>
        </draw:line>
        <draw:custom-shape draw:style-name="gr8" draw:text-style-name="P1" draw:layer="layout" svg:width="2.032cm" svg:height="1.524cm" svg:x="6.096cm" svg:y="8.12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2.032cm" svg:height="1.016cm" svg:x="6.096cm" svg:y="6.604cm">
          <text:p text:style-name="P1"><text:span text:style-name="T2">Fi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1" draw:layer="layout" svg:x1="7.112cm" svg:y1="7.62cm" svg:x2="7.112cm" svg:y2="8.128cm">
          <text:p/>
        </draw:line>
        <draw:line draw:style-name="gr5" draw:text-style-name="P1" draw:layer="layout" svg:x1="5.08cm" svg:y1="6.096cm" svg:x2="7.112cm" svg:y2="6.604cm">
          <text:p/>
        </draw:line>
        <draw:custom-shape draw:style-name="gr2" draw:text-style-name="P3" draw:layer="layout" svg:width="2.032cm" svg:height="1.524cm" svg:x="11.176cm" svg:y="2.032cm">
          <text:p text:style-name="P1"><text:span text:style-name="T2">Current</text:span></text:p>
          <text:p text:style-name="P1"><text:span text:style-name="T2">cal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2.032cm" svg:height="2.032cm" svg:x="13.208cm" svg:y="4.064cm">
          <text:p text:style-name="P3"><text:span text:style-name="T2">Streaming</text:span></text:p>
          <text:p text:style-name="P3"><text:span text:style-name="T2">Fun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2.032cm" svg:height="1.524cm" svg:x="11.176cm" svg:y="6.604cm">
          <text:p text:style-name="P3">Current</text:p>
          <text:p text:style-name="P3">return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1" draw:layer="layout" svg:x1="12.192cm" svg:y1="3.556cm" svg:x2="14.224cm" svg:y2="4.064cm">
          <text:p/>
        </draw:line>
        <draw:line draw:style-name="gr5" draw:text-style-name="P1" draw:layer="layout" svg:x1="14.224cm" svg:y1="6.096cm" svg:x2="12.192cm" svg:y2="6.604cm">
          <text:p/>
        </draw:line>
        <draw:custom-shape draw:style-name="gr6" draw:text-style-name="P1" draw:layer="layout" svg:width="2.032cm" svg:height="1.524cm" svg:x="15.24cm" svg:y="2.032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7" draw:text-style-name="P1" draw:layer="layout" svg:x1="16.256cm" svg:y1="3.556cm" svg:x2="14.224cm" svg:y2="4.064cm">
          <text:p/>
        </draw:line>
        <draw:custom-shape draw:style-name="gr4" draw:text-style-name="P3" draw:layer="layout" svg:width="2.032cm" svg:height="1.524cm" svg:x="15.24cm" svg:y="6.60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14.224cm" svg:y1="6.096cm" svg:x2="16.256cm" svg:y2="6.604cm">
          <text:p/>
        </draw:line>
        <draw:frame draw:style-name="gr1" draw:text-style-name="P2" draw:layer="layout" svg:width="5.08cm" svg:height="1.266cm" svg:x="11.684cm" svg:y="0.512cm">
          <draw:text-box>
            <text:p text:style-name="P1"><text:span text:style-name="T1">Function cal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ergey Babkin</meta:initial-creator>
    <meta:creation-date>2012-02-09T22:26:47</meta:creation-date>
    <dc:date>2012-09-28T08:05:11</dc:date>
    <dc:creator>Sergey Babkin</dc:creator>
    <meta:editing-duration>PT01H05M41S</meta:editing-duration>
    <meta:editing-cycles>13</meta:editing-cycles>
    <meta:generator>OpenOffice.org/3.1$Unix OpenOffice.org_project/310m19$Build-9420</meta:generator>
    <meta:document-statistic meta:object-count="24"/>
  </office:meta>
</office:document-meta>
</file>